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2.8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4d0c8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ANO_EVASAO</text:p>
          </table:table-cell>
          <table:table-cell table:style-name="ce1" office:value-type="string">
            <text:p>NOME_PESSO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ÉMERSON PINTO HOMRICH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CARLOS MALGARIM CORDENONS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GUILHERME NASCIMENTO MONTE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LUÍS HENRIQUE LORENSI MEDEIRO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MARCELO FALKOWSKI BURKARD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IAGO DA CUNHA CORRÊ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EVERSON DE FREITAS FELTRIN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EVANDRO LUIS DA ROSA FENSTERSEIFER FILH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LEONARDO HENRIQUE STEIL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ANTHONY TAILER RIBAS DE ALMEID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FRANCIEL AUGUSTO HAAS KREIN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LUCAS LIMA DE OLIVEIR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8">
            <text:p>2018</text:p>
          </table:table-cell>
          <table:table-cell office:value-type="string">
            <text:p>RODRIGO DIAS DE MOUR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4:40</dc:date>
    <meta:document-statistic meta:table-count="1" meta:cell-count="56" meta:object-count="0"/>
    <meta:generator>OpenOffice.org/3.4.1$Unix OpenOffice.org_project/341m1$Build-9593</meta:generator>
  </office:meta>
</office:document-meta>
</file>